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 of
combat and then after every 5 turns taken by
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
Oi oi, 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 to
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
to 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6:05:27+01:00</meta:creation-date>
    <dc:date>2019-11-03T16:05:2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